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、お花好きな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好き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～、そうなんだ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そう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綺麗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っかー。</text:p>
          </table:table-cell>
          <table:table-cell table:style-name="ce0" office:value-type="string">
            <text:p>Map384</text:p>
          </table:table-cell>
          <table:table-cell table:style-name="ce0"/>
          <table:table-cell table:style-name="ce0" office:value-type="string">
            <text:p>Really—?</text:p>
          </table:table-cell>
          <table:table-cell table:number-columns-repeated="1020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ナー、トモッチ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緒に頑張ろう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ありがと、たこち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6T16:41:40+01:00</meta:creation-date>
    <dc:date>2020-01-26T16:41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